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ome content should should not impact the test.</text:p>
      <text:p text:style-name="Standard"/>
      <text:p text:style-name="Standard">~if|token::testif~</text:p>
      <text:p text:style-name="Standard"/>
      <text:p text:style-name="Standard">blah blah</text:p>
      <text:p text:style-name="Standard"/>
      <text:p text:style-name="Standard">~endif|token::testif~</text:p>
      <text:p text:style-name="Standard"/>
      <text:p text:style-name="Standard">This is some more content should should not impact the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6-04T14:05:58.80</meta:creation-date>
    <dc:date>2010-06-04T14:23:53.01</dc:date>
    <dc:creator>Brian Kulyk</dc:creator>
    <meta:editing-duration>PT00H17M54S</meta:editing-duration>
    <meta:editing-cycles>6</meta:editing-cycles>
    <meta:generator>OpenOffice.org/3.2$Win32 OpenOffice.org_project/320m12$Build-9483</meta:generator>
    <meta:document-statistic meta:table-count="0" meta:image-count="0" meta:object-count="0" meta:page-count="1" meta:paragraph-count="5" meta:word-count="25" meta:character-count="163"/>
  </office:meta>
</office:document-meta>
</file>